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1ad" officeooo:paragraph-rsid="001ef1ad"/>
    </style:style>
    <style:style style:name="T1" style:family="text">
      <style:text-properties officeooo:rsid="001f4a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sql&gt; create databas<text:span text:style-name="T1">e</text:span> rakesh;</text:p>
      <text:p text:style-name="P1">Query OK, 1 row affected (0.00 sec)</text:p>
      <text:p text:style-name="P1"/>
      <text:p text:style-name="P1">mysql&gt; use rakesh;</text:p>
      <text:p text:style-name="P1">\Database changed</text:p>
      <text:p text:style-name="P1">mysql&gt; create table physicians(id int(10), name varchar(20), password varchar(10));</text:p>
      <text:p text:style-name="P1">Query OK, 0 rows affected (0.27 sec)</text:p>
      <text:p text:style-name="P1"/>
      <text:p text:style-name="P1">mysql&gt; drop table physicians;</text:p>
      <text:p text:style-name="P1">Query OK, 0 rows affected (0.13 sec)</text:p>
      <text:p text:style-name="P1"/>
      <text:p text:style-name="P1">mysql&gt; create table physicians( id int(10), name varchar(10),primary key (name), password int(10)DEFAULT NULL);</text:p>
      <text:p text:style-name="P1">Query OK, 0 rows affected (0.39 sec)</text:p>
      <text:p text:style-name="P1"/>
      <text:p text:style-name="P1">mysql&gt; insert into physicians values ('1232','Nakshatra','212');</text:p>
      <text:p text:style-name="P1">Query OK, 1 row affected (0.03 sec)</text:p>
      <text:p text:style-name="P1"/>
      <text:p text:style-name="P1">mysql&gt; select *from physicians;</text:p>
      <text:p text:style-name="P1">+------+-----------+----------+</text:p>
      <text:p text:style-name="P1">| id <text:s text:c="2"/>| name <text:s text:c="5"/>| password |</text:p>
      <text:p text:style-name="P1">+------+-----------+----------+</text:p>
      <text:p text:style-name="P1">| 1232 | Nakshatra | <text:s text:c="5"/>212 |</text:p>
      <text:p text:style-name="P1">+------+-----------+----------+</text:p>
      <text:p text:style-name="P1">1 row in set (0.00 sec)</text:p>
      <text:p text:style-name="P1"/>
      <text:p text:style-name="P1">mysql&gt; create table patients( id int(10), personalno int (20), primary key(personalno),firstname varchar(30),secondname varchar(30), sex varchar(10),dateofbirth varchar(20), placeofbirth varchar(20) ,placeofresidence varchar(30),physician varchar(10), foreign key(physician) references physicians(name));</text:p>
      <text:p text:style-name="P1">Query OK, 0 rows affected (0.27 sec)</text:p>
      <text:p text:style-name="P1"/>
      <text:p text:style-name="P1">mysql&gt; insert into patients values('001','1234567','rakesh','basavaraj','male','23june','chitradurga','cta ksrtc layout','rakesh');</text:p>
      <text:p text:style-name="P1">ERROR 1452 (23000): Cannot add or update a child row: a foreign key constraint fails (`rakesh`.`patients`, CONSTRAINT `patients_ibfk_1` FOREIGN KEY (`physician`) REFERENCES `physicians` (`name`))</text:p>
      <text:p text:style-name="P1">mysql&gt; drop table patients;</text:p>
      <text:p text:style-name="P1">Query OK, 0 rows affected (0.14 sec)</text:p>
      <text:p text:style-name="P1"/>
      <text:p text:style-name="P1">mysql&gt; create table patients( id int(10), personalno int (20), primary key(personalno),firstname varchar(30),secondname varchar(30), sex varchar(10),dateofbirth varchar(20), placeofbirth varchar(20) ,placeofresidence varchar(30),physician varchar(10), foreign key(physician) references physicians(name));</text:p>
      <text:p text:style-name="P1">Query OK, 0 rows affected (0.21 sec)</text:p>
      <text:p text:style-name="P1"/>
      <text:p text:style-name="P1">mysql&gt; insert into patients values ('1','81470444','K','kevin','male','20Aug1992','Hubli','keshwapur','Nakshatra');</text:p>
      <text:p text:style-name="P1">Query OK, 1 row affected (0.04 sec)</text:p>
      <text:p text:style-name="P1"/>
      <text:p text:style-name="P1">mysql&gt; <text:s/>select *from patients;</text:p>
      <text:p text:style-name="P1">+------+------------+-----------+------------+------+-------------+--------------+------------------+-----------+</text:p>
      <text:p text:style-name="P1"><text:soft-page-break/>| id <text:s text:c="2"/>| personalno | firstname | secondname | sex <text:s/>| dateofbirth | placeofbirth | placeofresidence | physician |</text:p>
      <text:p text:style-name="P1">+------+------------+-----------+------------+------+-------------+--------------+------------------+-----------+</text:p>
      <text:p text:style-name="P1">| <text:s text:c="3"/>1 | <text:s text:c="2"/>81470444 | K <text:s text:c="8"/>| kevin <text:s text:c="5"/>| male | 20Aug1992 <text:s text:c="2"/>| Hubli <text:s text:c="7"/>| keshwapur <text:s text:c="7"/>| Nakshatra |</text:p>
      <text:p text:style-name="P1">+------+------------+-----------+------------+------+-------------+--------------+------------------+-----------+</text:p>
      <text:p text:style-name="P1">1 row in set (0.00 sec)</text:p>
      <text:p text:style-name="P1"/>
      <text:p text:style-name="P1">mysql&gt; create table bonestage( id varchar(10), primary key (id), name varchar(10),stage varchar(10)); </text:p>
      <text:p text:style-name="P1">Query OK, 0 rows affected (0.20 sec)</text:p>
      <text:p text:style-name="P1"/>
      <text:p text:style-name="P1">mysql&gt; insert into bonestage values ('1a','elbow','3rd');</text:p>
      <text:p text:style-name="P1">Query OK, 1 row affected (0.03 sec)</text:p>
      <text:p text:style-name="P1"/>
      <text:p text:style-name="P1">mysql&gt; select *from bonestage;</text:p>
      <text:p text:style-name="P1">+----+-------+-------+</text:p>
      <text:p text:style-name="P1">| id | name <text:s/>| stage |</text:p>
      <text:p text:style-name="P1">+----+-------+-------+</text:p>
      <text:p text:style-name="P1">| 1a | elbow | 3rd <text:s text:c="2"/>|</text:p>
      <text:p text:style-name="P1">+----+-------+-------+</text:p>
      <text:p text:style-name="P1">1 row in set (0.00 sec)</text:p>
      <text:p text:style-name="P1"/>
      <text:p text:style-name="P1">mysql&gt; create table bones( id varchar(10), bone varchar(10), stage varchar(10), primary key(stage),text varchar(10));</text:p>
      <text:p text:style-name="P1">Query OK, 0 rows affected (0.19 sec)</text:p>
      <text:p text:style-name="P1"/>
      <text:p text:style-name="P1">mysql&gt; <text:s/>insert into bones values ('a.101','elbow','3rd','fractured');</text:p>
      <text:p text:style-name="P1">Query OK, 1 row affected (0.04 sec)</text:p>
      <text:p text:style-name="P1"/>
      <text:p text:style-name="P1">mysql&gt; select * from bones;</text:p>
      <text:p text:style-name="P1">+-------+-------+-------+-----------+</text:p>
      <text:p text:style-name="P1">| id <text:s text:c="3"/>| bone <text:s/>| stage | text <text:s text:c="5"/>|</text:p>
      <text:p text:style-name="P1">+-------+-------+-------+-----------+</text:p>
      <text:p text:style-name="P1">| a.101 | elbow | 3rd <text:s text:c="2"/>| fractured |</text:p>
      <text:p text:style-name="P1">+-------+-------+-------+-----------+</text:p>
      <text:p text:style-name="P1">1 row in set (0.00 sec)</text:p>
      <text:p text:style-name="P1"/>
      <text:p text:style-name="P1">mysql&gt; create table consultation( IdConsultation int(10), PersonalNo int(10), foreign key(PersonalNo) references patients(PersonalNo), DateOfConsultation varchar(10), Weight int(10), Height int(10), diagnostic varchar(10), foreign key(diagnostic) references bones(stage), selectedbones varchar(10), RealScore int(10), MaturityScore int(10), BoneAge int(10), physician varchar(10), foreign key(physician) references physicians(name));</text:p>
      <text:p text:style-name="P1">Query OK, 0 rows affected (0.34 sec)</text:p>
      <text:p text:style-name="P1"/>
      <text:p text:style-name="P1">mysql&gt; insert into consultation values ('101','81470444','12oct2018','105','5.8','3rd','elbow','48','70','25','Nakshatra');</text:p>
      <text:p text:style-name="P1">Query OK, 1 row affected (0.03 sec)</text:p>
      <text:p text:style-name="P1"/>
      <text:p text:style-name="P1">mysql&gt; select * from consultation;</text:p>
      <text:p text:style-name="P1">+----------------+------------+--------------------+--------+--------+------------+---------------+-----------+---------------+---------+-----------+</text:p>
      <text:p text:style-name="P1"><text:soft-page-break/>| IdConsultation | PersonalNo | DateOfConsultation | Weight | Height | diagnostic | selectedbones | RealScore | MaturityScore | BoneAge | physician |</text:p>
      <text:p text:style-name="P1">+----------------+------------+--------------------+--------+--------+------------+---------------+-----------+---------------+---------+-----------+</text:p>
      <text:p text:style-name="P1">| <text:s text:c="11"/>101 | <text:s text:c="2"/>81470444 | 12oct2018 <text:s text:c="9"/>| <text:s text:c="3"/>105 | <text:s text:c="5"/>6 | 3rd <text:s text:c="7"/>| elbow <text:s text:c="8"/>| <text:s text:c="7"/>48 | <text:s text:c="11"/>70 | <text:s text:c="5"/>25 | Nakshatra |</text:p>
      <text:p text:style-name="P1">+----------------+------------+--------------------+--------+--------+------------+---------------+-----------+---------------+---------+-----------+</text:p>
      <text:p text:style-name="P1">1 row in set (0.00 sec)</text:p>
      <text:p text:style-name="P1"/>
      <text:p text:style-name="P1">mysql&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3:47:09.148451281</meta:creation-date>
    <dc:date>2018-11-04T14:09:17.066935258</dc:date>
    <meta:editing-duration>PT1M37S</meta:editing-duration>
    <meta:editing-cycles>1</meta:editing-cycles>
    <meta:document-statistic meta:table-count="0" meta:image-count="0" meta:object-count="0" meta:page-count="3" meta:paragraph-count="70" meta:word-count="606" meta:character-count="4897" meta:non-whitespace-character-count="4316"/>
    <meta:generator>LibreOffice/5.1.6.2$Linux_X86_64 LibreOffice_project/10m0$Build-2</meta:generator>
  </office:meta>
</office:document-meta>
</file>